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0f6156"/>
    </style:style>
    <style:style style:name="T1" style:family="text">
      <style:text-properties officeooo:rsid="000f6156"/>
    </style:style>
    <style:style style:name="T2" style:family="text">
      <style:text-properties officeooo:rsid="0011a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Ksiazki ( </text:p>
      <text:p text:style-name="P1">ID_Ksiazki NUMBER NOT NULL, </text:p>
      <text:p text:style-name="P1">Tytul VARCHAR2(255) NOT NULL, </text:p>
      <text:p text:style-name="P1">Autor VARCHAR2(255),</text:p>
      <text:p text:style-name="P1"><text:s/>Rok_Wydania NUMBER(4), </text:p>
      <text:p text:style-name="P1">ISBN VARCHAR2(17) );</text:p>
      <text:p text:style-name="P1"/>
      <text:p text:style-name="P1">ALTER TABLE Ksiazki ADD (</text:p>
      <text:p text:style-name="P1"><text:s text:c="2"/>CONSTRAINT pk_ksiazki PRIMARY KEY (ID_Ksiazki) );</text:p>
      <text:p text:style-name="P1"/>
      <text:p text:style-name="P1">CREATE SEQUENCE pk_ksiazki START WITH 1;</text:p>
      <text:p text:style-name="P1"/>
      <text:p text:style-name="P1"><text:span text:style-name="hljs-keyword">CREATE</text:span> <text:span text:style-name="hljs-keyword">TABLE</text:span> Czytelnicy ( </text:p>
      <text:p text:style-name="P1">ID_Czytelnika NUMBER <text:span text:style-name="T1">NOT</text:span> <text:span text:style-name="hljs-keyword">NULL</text:span>, </text:p>
      <text:p text:style-name="P1">Imie VARCHAR2(<text:span text:style-name="hljs-number">100</text:span>) <text:span text:style-name="hljs-keyword">NOT</text:span> <text:span text:style-name="hljs-keyword">NULL</text:span>, </text:p>
      <text:p text:style-name="P1">Nazwisko VARCHAR2(<text:span text:style-name="hljs-number">100</text:span>) <text:span text:style-name="hljs-keyword">NOT</text:span> <text:span text:style-name="hljs-keyword">NULL</text:span>, </text:p>
      <text:p text:style-name="P1">Email VARCHAR2(<text:span text:style-name="hljs-number">255</text:span>) <text:span text:style-name="T1">)</text:span>;</text:p>
      <text:p text:style-name="P1"/>
      <text:p text:style-name="P1">ALTER TABLE <text:span text:style-name="T1">Czytelnicy</text:span> ADD (</text:p>
      <text:p text:style-name="P1"><text:span text:style-name="hljs-keyword">CONSTRAINT</text:span> pk_czytelnicy <text:span text:style-name="hljs-keyword">PRIMARY</text:span> KEY (ID_Czytelnika) );</text:p>
      <text:p text:style-name="P1"/>
      <text:p text:style-name="P1"><text:s/><text:span text:style-name="hljs-keyword">CREATE</text:span> <text:span text:style-name="hljs-keyword">TABLE</text:span> Wypozyczenia (</text:p>
      <text:p text:style-name="P1"><text:s/>ID_Wypozyczenia <text:span text:style-name="T2">NUMBER</text:span> <text:span text:style-name="hljs-keyword"><text:span text:style-name="T1">NOT</text:span></text:span> <text:span text:style-name="hljs-keyword">NULL</text:span>,</text:p>
      <text:p text:style-name="P1"><text:s/>ID_Ksiazki NUMBER <text:span text:style-name="hljs-keyword">NOT</text:span> <text:span text:style-name="hljs-keyword">NULL</text:span>,</text:p>
      <text:p text:style-name="P1"><text:s/>ID_Czytelnika NUMBER <text:span text:style-name="hljs-keyword">NOT</text:span> <text:span text:style-name="hljs-keyword">NULL</text:span>, </text:p>
      <text:p text:style-name="P1">Data_Wypozyczenia <text:span text:style-name="hljs-type">DATE</text:span> <text:span text:style-name="hljs-keyword">DEFAULT</text:span> SYSDATE, </text:p>
      <text:p text:style-name="P1">Data_Zwrotu <text:span text:style-name="hljs-type">DATE</text:span><text:span text:style-name="hljs-type"><text:span text:style-name="T1">);</text:span></text:span></text:p>
      <text:p text:style-name="P1"><text:span text:style-name="hljs-type"/></text:p>
      <text:p text:style-name="P1">ALTER TABLE Wypozyczenia ADD (</text:p>
      <text:p text:style-name="P1"><text:span text:style-name="hljs-keyword">CONSTRAINT</text:span><text:span text:style-name="hljs-type"> pk_wypozyczenia </text:span><text:span text:style-name="hljs-keyword">PRIMARY</text:span><text:span text:style-name="hljs-type"> KEY (ID_Wypozyczenia) );</text:span></text:p>
      <text:p text:style-name="P1"/>
      <text:p text:style-name="P1"/>
      <text:p text:style-name="P1"><text:s/>ALTER TABLE Wypozyczenia ADD (</text:p>
      <text:p text:style-name="P1"><text:span text:style-name="hljs-keyword">CONSTRAINT</text:span> fk_wypozyczenia_ksiazki <text:span text:style-name="hljs-keyword">FOREIGN</text:span> KEY (ID_Ksiazki) <text:span text:style-name="hljs-keyword">REFERENCES</text:span> Ksiazki (ID_Ksiazki) <text:span text:style-name="hljs-keyword">ON</text:span> <text:span text:style-name="hljs-keyword">DELETE</text:span> CASCADE<text:span text:style-name="T1">);</text:span></text:p>
      <text:p text:style-name="P1"/>
      <text:p text:style-name="P1">ALTER TABLE Wypozyczenia ADD (</text:p>
      <text:p text:style-name="P1"><text:span text:style-name="hljs-keyword">CONSTRAINT</text:span> fk_wypozyczenia_czytelnicy <text:span text:style-name="hljs-keyword">FOREIGN</text:span> KEY (ID_Czytelnika) <text:span text:style-name="hljs-keyword">REFERENCES</text:span> Czytelnicy (ID_Czytelnika) <text:span text:style-name="hljs-keyword">ON</text:span> <text:span text:style-name="hljs-keyword">DELETE</text:span> CASCADE 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_20__28_WW_29_" style:display-name="Default Paragraph Font (WW)" style:family="text"/>
    <style:style style:name="hljs-keyword" style:family="text" style:parent-style-name="Default_20_Paragraph_20_Font_20__28_WW_29_"/>
    <style:style style:name="hljs-number" style:family="text" style:parent-style-name="Default_20_Paragraph_20_Font_20__28_WW_29_"/>
    <style:style style:name="hljs-comment" style:family="text" style:parent-style-name="Default_20_Paragraph_20_Font_20__28_WW_29_"/>
    <style:style style:name="hljs-type" style:family="text" style:parent-style-name="Default_20_Paragraph_20_Font_20__28_WW_29_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8:23:51.390000000</meta:creation-date>
    <dc:date>2024-10-08T08:54:50.541000000</dc:date>
    <meta:editing-duration>PT20M19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28" meta:word-count="132" meta:character-count="1049" meta:non-whitespace-character-count="927"/>
  </office:meta>
</office:document-meta>
</file>